
<file path=META-INF/manifest.xml><?xml version="1.0" encoding="utf-8"?>
<manifest:manifest xmlns:manifest="urn:oasis:names:tc:opendocument:xmlns:manifest:1.0" manifest:version="1.2">
  <manifest:file-entry manifest:full-path="/"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manifest>
</file>

<file path=content.xml><?xml version="1.0" encoding="utf-8"?>
<math xmlns="http://www.w3.org/1998/Math/MathML" display="block">
  <semantics>
    <mtable>
      <mtr>
        <mtd>
          <mrow>
            <mi mathvariant="italic">Si</mi>
            <mi mathvariant="italic">se</mi>
            <mi mathvariant="italic">circunscribe</mi>
            <mi mathvariant="italic">un</mi>
            <mi mathvariant="italic">cuadrado</mi>
            <mi mathvariant="italic">dentro</mi>
            <mi mathvariant="italic">de</mi>
            <mi mathvariant="italic">otro</mi>
            <mi mathvariant="italic">más</mi>
            <mi mathvariant="italic">grande</mi>
            <mi>,</mi>
          </mrow>
        </mtd>
      </mtr>
      <mtr>
        <mtd>
          <mrow>
            <mi mathvariant="italic">de</mi>
            <mi mathvariant="italic">tal</mi>
            <mi mathvariant="italic">forma</mi>
            <mi mathvariant="italic">que</mi>
            <mi mathvariant="italic">las</mi>
            <mi mathvariant="italic">esquinas</mi>
            <mi mathvariant="italic">del</mi>
            <mi mathvariant="italic">cuadrado</mi>
            <mi mathvariant="italic">más</mi>
            <mi mathvariant="italic">pequeño</mi>
          </mrow>
        </mtd>
      </mtr>
      <mtr>
        <mtd>
          <mrow>
            <mi mathvariant="italic">tocan</mi>
            <mi mathvariant="italic">los</mi>
            <mi mathvariant="italic">lados</mi>
            <mi mathvariant="italic">del</mi>
            <mi mathvariant="italic">cuadrado</mi>
            <mi mathvariant="italic">más</mi>
            <mi mathvariant="italic">grande</mi>
            <mi>,</mi>
            <mi mathvariant="italic">cada</mi>
            <mi mathvariant="italic">lado</mi>
            <mi mathvariant="italic">del</mi>
            <mi mathvariant="italic">cuadrado</mi>
          </mrow>
        </mtd>
      </mtr>
      <mtr>
        <mtd>
          <mrow>
            <mi mathvariant="italic">más</mi>
            <mi mathvariant="italic">grande</mi>
            <mi mathvariant="italic">midiría</mi>
            <mi>'</mi>
            <mrow>
              <mi>a</mi>
              <mo stretchy="false">+</mo>
              <mi>b</mi>
            </mrow>
            <mi>'</mi>
            <mi>y</mi>
            <mi mathvariant="italic">si</mi>
            <mi mathvariant="italic">cada</mi>
            <mi mathvariant="italic">lado</mi>
            <mi mathvariant="italic">del</mi>
            <mi mathvariant="italic">cuadrado</mi>
            <mi mathvariant="italic">más</mi>
            <mi mathvariant="italic">pequeño</mi>
          </mrow>
        </mtd>
      </mtr>
      <mtr>
        <mtd>
          <mrow>
            <mi mathvariant="italic">mide</mi>
            <mi>'</mi>
            <mi>c</mi>
            <mi>'</mi>
            <mi>,</mi>
            <mi mathvariant="italic">entonces</mi>
            <mi mathvariant="italic">se</mi>
            <mi mathvariant="italic">tiene</mi>
            <mi mathvariant="italic">la</mi>
            <mi mathvariant="italic">siguiente</mi>
            <mi mathvariant="italic">equivalencia</mi>
            <mi mathvariant="italic">de</mi>
            <mi mathvariant="italic">áreas</mi>
            <mn>...</mn>
          </mrow>
        </mtd>
      </mtr>
      <mtr>
        <mtd>
          <mrow/>
        </mtd>
      </mtr>
      <mtr>
        <mtd>
          <mrow>
            <msup>
              <mrow>
                <mo fence="true" stretchy="false">(</mo>
                <mrow>
                  <mrow>
                    <mi>a</mi>
                    <mo stretchy="false">+</mo>
                    <mi>b</mi>
                  </mrow>
                </mrow>
                <mo fence="true" stretchy="false">)</mo>
              </mrow>
              <mn>2</mn>
            </msup>
            <mo stretchy="false">=</mo>
            <mrow>
              <msup>
                <mi>c</mi>
                <mn>2</mn>
              </msup>
              <mo stretchy="false">+</mo>
              <mrow>
                <mn>4</mn>
                <mo stretchy="false">∗</mo>
                <mfrac>
                  <mrow>
                    <mo fence="true" stretchy="false">(</mo>
                    <mrow>
                      <mrow>
                        <mi>a</mi>
                        <mo stretchy="false">∗</mo>
                        <mi>b</mi>
                      </mrow>
                    </mrow>
                    <mo fence="true" stretchy="false">)</mo>
                  </mrow>
                  <mn>2</mn>
                </mfrac>
              </mrow>
            </mrow>
          </mrow>
        </mtd>
      </mtr>
      <mtr>
        <mtd>
          <mrow>
            <mo stretchy="false">⇒</mo>
            <mrow>
              <mrow>
                <msup>
                  <mi>a</mi>
                  <mn>2</mn>
                </msup>
                <mo stretchy="false">+</mo>
                <mrow>
                  <mn>2</mn>
                  <mo stretchy="false">∗</mo>
                  <mi>a</mi>
                  <mo stretchy="false">∗</mo>
                  <mi>b</mi>
                </mrow>
                <mo stretchy="false">+</mo>
                <msup>
                  <mi>b</mi>
                  <mn>2</mn>
                </msup>
              </mrow>
              <mo stretchy="false">=</mo>
              <mrow>
                <msup>
                  <mi>c</mi>
                  <mn>2</mn>
                </msup>
                <mo stretchy="false">+</mo>
                <mrow>
                  <mn>2</mn>
                  <mo stretchy="false">∗</mo>
                  <mi>a</mi>
                  <mo stretchy="false">∗</mo>
                  <mi>b</mi>
                </mrow>
              </mrow>
            </mrow>
          </mrow>
        </mtd>
      </mtr>
      <mtr>
        <mtd>
          <mrow>
            <mo stretchy="false">⇒</mo>
            <mrow>
              <mrow>
                <msup>
                  <mi>a</mi>
                  <mn>2</mn>
                </msup>
                <mo stretchy="false">+</mo>
                <msup>
                  <mi>b</mi>
                  <mn>2</mn>
                </msup>
              </mrow>
              <mo stretchy="false">=</mo>
              <msup>
                <mi>c</mi>
                <mn>2</mn>
              </msup>
            </mrow>
          </mrow>
        </mtd>
      </mtr>
    </mtable>
    <annotation encoding="StarMath 5.0">Si se circunscribe un cuadrado dentro de otro más grande,
newline
de tal forma que las esquinas del cuadrado más pequeño
newline
tocan los lados del cuadrado más grande, cada lado del cuadrado
newline
más grande midiría 'a+b' y si cada lado del cuadrado más pequeño
newline
mide 'c', entonces se tiene la siguiente equivalencia de áreas...
newline
newline
( a+b )^2=c^2+4*{( a*b ) over 2}
newline
drarrow a^2+2*a*b+b^2=c^2+2*a*b
newline
drarrow a^2+b^2=c^2</annotation>
  </semantics>
</math>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20:02:39.572126855</meta:creation-date>
    <meta:generator>LibreOffice/5.0.5.2$Linux_X86_64 LibreOffice_project/00$Build-2</meta:generator>
    <dc:date>2016-03-30T20:08:22.765009940</dc:date>
    <meta:editing-duration>PT5M42S</meta:editing-duration>
    <meta:editing-cycles>2</meta:editing-cycles>
  </office:meta>
</office:document-meta>
</file>